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627cm" fo:min-width="5.445cm"/>
    </style:style>
    <style:style style:name="gr2" style:family="graphic" style:parent-style-name="standard">
      <style:graphic-properties draw:fill="none" draw:textarea-horizontal-align="justify" draw:textarea-vertical-align="middle" draw:auto-grow-height="false" fo:min-height="0.131cm" fo:min-width="5.445cm"/>
    </style:style>
    <style:style style:name="gr3" style:family="graphic" style:parent-style-name="standard">
      <style:graphic-properties draw:stroke="none" svg:stroke-color="#000000" draw:fill="none" draw:fill-color="#ffffff" draw:auto-grow-height="false" draw:fit-to-size="true" style:shrink-to-fit="false" fo:min-height="0.371cm"/>
    </style:style>
    <style:style style:name="gr4" style:family="graphic" style:parent-style-name="standard">
      <style:graphic-properties draw:stroke="dash" draw:stroke-dash="Fine_20_Dashed" draw:fill="none" draw:textarea-horizontal-align="justify" draw:textarea-vertical-align="middle" draw:auto-grow-height="false" fo:min-height="0.678cm" fo:min-width="1.404cm"/>
    </style:style>
    <style:style style:name="gr5" style:family="graphic" style:parent-style-name="standard">
      <style:graphic-properties draw:fill="none" draw:textarea-horizontal-align="justify" draw:textarea-vertical-align="middle" draw:auto-grow-height="false" fo:min-height="1.578cm" fo:min-width="2.13cm"/>
    </style:style>
    <style:style style:name="gr6" style:family="graphic" style:parent-style-name="standard">
      <style:graphic-properties draw:stroke="none" svg:stroke-color="#000000" draw:fill="none" draw:fill-color="#ffffff" draw:auto-grow-height="false" draw:fit-to-size="true" style:shrink-to-fit="false" fo:min-height="0.949cm"/>
    </style:style>
    <style:style style:name="gr7" style:family="graphic" style:parent-style-name="standard">
      <style:graphic-properties draw:fill="none" draw:textarea-horizontal-align="justify" draw:textarea-vertical-align="middle" draw:auto-grow-height="false" fo:min-height="1.579cm" fo:min-width="2.168cm"/>
    </style:style>
    <style:style style:name="gr8" style:family="graphic" style:parent-style-name="standard">
      <style:graphic-properties draw:fill="none" draw:textarea-horizontal-align="justify" draw:textarea-vertical-align="middle" draw:auto-grow-height="false" fo:min-height="1.321cm" fo:min-width="2.134cm"/>
    </style:style>
    <style:style style:name="gr9" style:family="graphic" style:parent-style-name="standard">
      <style:graphic-properties draw:fill="none" draw:textarea-horizontal-align="justify" draw:textarea-vertical-align="middle" draw:auto-grow-height="false" fo:min-height="0.837cm" fo:min-width="2.092cm"/>
    </style:style>
    <style:style style:name="gr10" style:family="graphic" style:parent-style-name="standard">
      <style:graphic-properties draw:fill="none" draw:textarea-horizontal-align="justify" draw:textarea-vertical-align="middle" draw:auto-grow-height="false" fo:min-height="5.924cm" fo:min-width="7.121cm"/>
    </style:style>
    <style:style style:name="gr11" style:family="graphic" style:parent-style-name="standard">
      <style:graphic-properties draw:fill="none" draw:textarea-horizontal-align="justify" draw:textarea-vertical-align="middle" draw:auto-grow-height="false" fo:min-height="0.132cm" fo:min-width="7.121cm"/>
    </style:style>
    <style:style style:name="gr12" style:family="graphic" style:parent-style-name="standard">
      <style:graphic-properties draw:stroke="none" svg:stroke-color="#000000" draw:fill="none" draw:fill-color="#ffffff" draw:auto-grow-height="false" draw:fit-to-size="true" style:shrink-to-fit="false" fo:min-height="0.45cm"/>
    </style:style>
    <style:style style:name="gr13" style:family="graphic" style:parent-style-name="standard">
      <style:graphic-properties draw:fill="none" draw:textarea-horizontal-align="justify" draw:textarea-vertical-align="middle" draw:auto-grow-height="false" fo:min-height="5.008cm" fo:min-width="1.787cm"/>
    </style:style>
    <style:style style:name="gr14" style:family="graphic" style:parent-style-name="standard">
      <style:graphic-properties draw:fill="none" draw:textarea-horizontal-align="justify" draw:textarea-vertical-align="middle" draw:auto-grow-height="false" fo:min-height="0.283cm" fo:min-width="1.939cm"/>
    </style:style>
    <style:style style:name="gr15" style:family="graphic" style:parent-style-name="standard">
      <style:graphic-properties draw:stroke="none" svg:stroke-color="#000000" draw:fill="none" draw:fill-color="#ffffff" draw:auto-grow-height="false" draw:fit-to-size="true" style:shrink-to-fit="false" fo:min-height="0.475cm"/>
    </style:style>
    <style:style style:name="gr16" style:family="graphic" style:parent-style-name="standard">
      <style:graphic-properties draw:fill="none" draw:textarea-horizontal-align="justify" draw:textarea-vertical-align="middle" draw:auto-grow-height="false" fo:min-height="5.008cm" fo:min-width="1.786cm"/>
    </style:style>
    <style:style style:name="gr17" style:family="graphic" style:parent-style-name="standard">
      <style:graphic-properties draw:stroke="none" svg:stroke-color="#000000" draw:fill="none" draw:fill-color="#ffffff" fo:min-height="0.873cm"/>
    </style:style>
    <style:style style:name="gr18" style:family="graphic" style:parent-style-name="standard">
      <style:graphic-properties draw:fill="none" draw:textarea-horizontal-align="justify" draw:textarea-vertical-align="middle" draw:auto-grow-height="false" fo:min-height="0.284cm" fo:min-width="1.33cm"/>
    </style:style>
    <style:style style:name="gr19" style:family="graphic" style:parent-style-name="standard">
      <style:graphic-properties draw:fill="none" draw:textarea-horizontal-align="justify" draw:textarea-vertical-align="middle" draw:auto-grow-height="false" fo:min-height="2.495cm" fo:min-width="1.33cm"/>
    </style:style>
    <style:style style:name="gr20" style:family="graphic" style:parent-style-name="standard">
      <style:graphic-properties draw:stroke="none" svg:stroke-color="#000000" draw:fill="none" draw:fill-color="#ffffff" draw:auto-grow-height="false" draw:fit-to-size="true" style:shrink-to-fit="false" fo:min-height="0.395cm"/>
    </style:style>
    <style:style style:name="gr21" style:family="graphic" style:parent-style-name="standard">
      <style:graphic-properties draw:fill="none" draw:textarea-horizontal-align="justify" draw:textarea-vertical-align="middle" draw:auto-grow-height="false" fo:min-height="0.282cm" fo:min-width="1.33cm"/>
    </style:style>
    <style:style style:name="gr22" style:family="graphic" style:parent-style-name="standard">
      <style:graphic-properties svg:stroke-color="#ed1c24" draw:marker-end="Arrow" draw:textarea-vertical-align="middle"/>
    </style:style>
    <style:style style:name="gr23" style:family="graphic" style:parent-style-name="standard">
      <style:graphic-properties draw:stroke="none" draw:fill-color="#ffffff" draw:textarea-horizontal-align="justify" draw:textarea-vertical-align="middle" draw:auto-grow-height="false" fo:min-height="0.13cm" fo:min-width="0cm"/>
    </style:style>
    <style:style style:name="gr24" style:family="graphic" style:parent-style-name="standard">
      <style:graphic-properties svg:stroke-color="#ed1c24" draw:marker-start="" draw:marker-end="Arrow" draw:textarea-vertical-align="middle"/>
    </style:style>
    <style:style style:name="gr25" style:family="graphic" style:parent-style-name="standard">
      <style:graphic-properties draw:stroke="none" draw:fill-color="#ffffff" draw:textarea-horizontal-align="justify" draw:textarea-vertical-align="middle" draw:auto-grow-height="false" fo:min-height="0cm" fo:min-width="0cm"/>
    </style:style>
    <style:style style:name="gr26" style:family="graphic" style:parent-style-name="standard">
      <style:graphic-properties draw:fill="none" draw:textarea-horizontal-align="justify" draw:textarea-vertical-align="middle" draw:auto-grow-height="false" fo:min-height="5.924cm" fo:min-width="7.119cm"/>
    </style:style>
    <style:style style:name="gr27" style:family="graphic" style:parent-style-name="standard">
      <style:graphic-properties draw:fill="none" draw:textarea-horizontal-align="justify" draw:textarea-vertical-align="middle" draw:auto-grow-height="false" fo:min-height="0.132cm" fo:min-width="7.119cm"/>
    </style:style>
    <style:style style:name="gr28" style:family="graphic" style:parent-style-name="standard">
      <style:graphic-properties draw:fill-color="#ffffff" draw:textarea-horizontal-align="justify" draw:textarea-vertical-align="middle" draw:auto-grow-height="true" fo:min-height="0cm" fo:min-width="0cm" fo:wrap-option="no-wrap"/>
    </style:style>
    <style:style style:name="gr29" style:family="graphic" style:parent-style-name="standard">
      <style:graphic-properties draw:stroke="none" svg:stroke-color="#000000" draw:fill="none" draw:fill-color="#ffffff" draw:auto-grow-height="false" draw:fit-to-size="true" style:shrink-to-fit="false" fo:min-height="2.134cm"/>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1" style:family="graphic" style:parent-style-name="objectwithoutfill">
      <style:graphic-properties svg:stroke-width="0.018cm" svg:stroke-color="#ed1c24" draw:marker-start-width="0.227cm" draw:marker-end="Arrow" draw:marker-end-width="0.2cm" draw:fill="none" draw:textarea-vertical-align="middle" fo:padding-top="0.134cm" fo:padding-bottom="0.134cm" fo:padding-left="0.259cm" fo:padding-right="0.259cm"/>
    </style:style>
    <style:style style:name="gr32" style:family="graphic" style:parent-style-name="standard">
      <style:graphic-properties draw:stroke="none" svg:stroke-color="#000000" draw:fill="solid" draw:fill-color="#ffffff" draw:auto-grow-height="false" draw:fit-to-size="true" style:shrink-to-fit="false" fo:min-height="0.55cm" fo:padding-top="0cm" fo:padding-bottom="0cm" fo:padding-left="0.05cm" fo:padding-right="0.05cm"/>
    </style:style>
    <style:style style:name="gr33" style:family="graphic" style:parent-style-name="standard">
      <style:graphic-properties draw:fill="none" draw:textarea-horizontal-align="justify" draw:textarea-vertical-align="middle" draw:auto-grow-height="false" fo:min-height="6.914cm" fo:min-width="12.124cm"/>
    </style:style>
    <style:style style:name="gr34" style:family="graphic" style:parent-style-name="standard">
      <style:graphic-properties draw:fill="none" draw:textarea-horizontal-align="justify" draw:textarea-vertical-align="middle" draw:auto-grow-height="false" fo:min-height="1.76cm" fo:min-width="3.833cm"/>
    </style:style>
    <style:style style:name="gr35" style:family="graphic" style:parent-style-name="standard">
      <style:graphic-properties draw:fill="none" draw:textarea-horizontal-align="justify" draw:textarea-vertical-align="middle" draw:auto-grow-height="false" fo:min-height="1.744cm" fo:min-width="3.769cm"/>
    </style:style>
    <style:style style:name="gr36" style:family="graphic" style:parent-style-name="standard">
      <style:graphic-properties draw:fill="none" draw:textarea-horizontal-align="justify" draw:textarea-vertical-align="middle" draw:auto-grow-height="false" fo:min-height="1.429cm" fo:min-width="3.833cm"/>
    </style:style>
    <style:style style:name="gr37" style:family="graphic" style:parent-style-name="standard">
      <style:graphic-properties draw:fill="none" draw:textarea-horizontal-align="justify" draw:textarea-vertical-align="middle" draw:auto-grow-height="false" fo:min-height="0.692cm" fo:min-width="1.748cm"/>
    </style:style>
    <style:style style:name="gr38" style:family="graphic" style:parent-style-name="standard">
      <style:graphic-properties draw:stroke="none" svg:stroke-color="#000000" draw:fill="solid" draw:fill-color="#ffffff" draw:opacity="51%" draw:auto-grow-height="false" draw:fit-to-size="true" style:shrink-to-fit="false" fo:min-height="0.949cm"/>
    </style:style>
    <style:style style:name="gr39" style:family="graphic" style:parent-style-name="standard">
      <style:graphic-properties draw:stroke="none" svg:stroke-color="#000000" draw:fill="solid" draw:fill-color="#ffffff" draw:opacity="50%" draw:auto-grow-height="false" draw:fit-to-size="true" style:shrink-to-fit="false" fo:min-height="0.949cm"/>
    </style:style>
    <style:style style:name="gr40" style:family="graphic" style:parent-style-name="standard">
      <style:graphic-properties draw:fill="none" draw:textarea-horizontal-align="justify" draw:textarea-vertical-align="middle" draw:auto-grow-height="false" fo:min-height="0.917cm" fo:min-width="3.771cm"/>
    </style:style>
    <style:style style:name="gr41" style:family="graphic" style:parent-style-name="standard">
      <style:graphic-properties draw:stroke="none" svg:stroke-color="#000000" draw:fill="solid" draw:fill-color="#ffffff" draw:opacity="49%" draw:auto-grow-height="false" draw:fit-to-size="true" style:shrink-to-fit="false" fo:min-height="0.949cm"/>
    </style:style>
    <style:style style:name="gr42" style:family="graphic" style:parent-style-name="standard">
      <style:graphic-properties draw:fill="none" draw:textarea-horizontal-align="justify" draw:textarea-vertical-align="middle" draw:auto-grow-height="false" fo:min-height="1.045cm" fo:min-width="1.709cm" fo:wrap-option="no-wrap"/>
    </style:style>
    <style:style style:name="gr43" style:family="graphic" style:parent-style-name="standard">
      <style:graphic-properties draw:fill="none" draw:textarea-horizontal-align="justify" draw:textarea-vertical-align="middle" draw:auto-grow-height="false" fo:min-height="2.45cm" fo:min-width="6.5cm"/>
    </style:style>
    <style:style style:name="gr44" style:family="graphic" style:parent-style-name="standard">
      <style:graphic-properties draw:fill="none" draw:textarea-horizontal-align="justify" draw:textarea-vertical-align="middle" draw:auto-grow-height="false" fo:min-height="11.739cm" fo:min-width="5.434cm"/>
    </style:style>
    <style:style style:name="gr45" style:family="graphic" style:parent-style-name="standard">
      <style:graphic-properties draw:fill="none" draw:textarea-horizontal-align="justify" draw:textarea-vertical-align="middle" draw:auto-grow-height="false" fo:min-height="5.239cm" fo:min-width="3.16cm"/>
    </style:style>
    <style:style style:name="gr46" style:family="graphic" style:parent-style-name="standard">
      <style:graphic-properties draw:fill="none" draw:textarea-horizontal-align="justify" draw:textarea-vertical-align="middle" draw:auto-grow-height="false" fo:min-height="0.23cm" fo:min-width="3.16cm"/>
    </style:style>
    <style:style style:name="gr47" style:family="graphic" style:parent-style-name="standard">
      <style:graphic-properties draw:fill="none" draw:textarea-horizontal-align="justify" draw:textarea-vertical-align="middle" draw:auto-grow-height="false" fo:min-height="0.544cm" fo:min-width="1.398cm"/>
    </style:style>
    <style:style style:name="gr48" style:family="graphic" style:parent-style-name="standard">
      <style:graphic-properties draw:fill="none" draw:textarea-horizontal-align="justify" draw:textarea-vertical-align="middle" draw:auto-grow-height="false" fo:min-height="10.557cm" fo:min-width="3.637cm"/>
    </style:style>
    <style:style style:name="gr49" style:family="graphic" style:parent-style-name="standard">
      <style:graphic-properties draw:fill="none" draw:textarea-horizontal-align="justify" draw:textarea-vertical-align="middle" draw:auto-grow-height="false" fo:min-height="0.425cm" fo:min-width="0.259cm"/>
    </style:style>
    <style:style style:name="gr50" style:family="graphic" style:parent-style-name="standard">
      <style:graphic-properties draw:fill="none" draw:textarea-horizontal-align="justify" draw:textarea-vertical-align="middle" draw:auto-grow-height="false" fo:min-height="0.426cm" fo:min-width="0.259cm"/>
    </style:style>
    <style:style style:name="gr51" style:family="graphic" style:parent-style-name="objectwithoutfill">
      <style:graphic-properties svg:stroke-color="#ed1c24" draw:marker-end="Arrow" draw:marker-end-width="0.1cm" draw:fill="none" draw:textarea-vertical-align="middle"/>
    </style:style>
    <style:style style:name="gr52" style:family="graphic" style:parent-style-name="standard">
      <style:graphic-properties svg:stroke-color="#ed1c24" draw:marker-end="Arrow" draw:marker-end-width="0.1cm" draw:textarea-vertical-align="middle"/>
    </style:style>
    <style:style style:name="gr53"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1cm"/>
    </style:style>
    <style:style style:name="gr54" style:family="graphic" style:parent-style-name="standard">
      <style:graphic-properties draw:stroke="none" draw:fill="none" draw:textarea-horizontal-align="justify" draw:textarea-vertical-align="middle" draw:auto-grow-height="false" fo:min-height="0cm" fo:min-width="0.261cm"/>
    </style:style>
    <style:style style:name="gr55"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cm"/>
    </style:style>
    <style:style style:name="gr56" style:family="graphic" style:parent-style-name="standard">
      <style:graphic-properties draw:fill="none" draw:textarea-horizontal-align="justify" draw:textarea-vertical-align="middle" draw:auto-grow-height="false" fo:min-height="1.439cm" fo:min-width="7.521cm"/>
    </style:style>
    <style:style style:name="gr57" style:family="graphic" style:parent-style-name="standard">
      <style:graphic-properties draw:fill="none" draw:textarea-horizontal-align="justify" draw:textarea-vertical-align="middle" draw:auto-grow-height="false" fo:min-height="0.371cm" fo:min-width="3.16cm"/>
    </style:style>
    <style:style style:name="gr58" style:family="graphic" style:parent-style-name="standard">
      <style:graphic-properties draw:fill="none" draw:textarea-horizontal-align="justify" draw:textarea-vertical-align="middle" draw:auto-grow-height="false" fo:min-height="0.365cm" fo:min-width="3.10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fo:font-weight="bold" style:font-weight-asian="bold"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2pt"/>
    </style:style>
    <style:style style:name="P6" style:family="paragraph">
      <style:paragraph-properties fo:margin-top="0cm" fo:margin-bottom="1cm" fo:text-align="center"/>
    </style:style>
    <style:style style:name="P7" style:family="paragraph">
      <loext:graphic-properties draw:fill="none" draw:fill-color="#ffffff"/>
      <style:paragraph-properties fo:margin-top="0cm" fo:margin-bottom="1cm" fo:text-align="center"/>
      <style:text-properties fo:font-size="12pt"/>
    </style:style>
    <style:style style:name="P8" style:family="paragraph">
      <loext:graphic-properties draw:fill="none" draw:fill-color="#ffffff"/>
      <style:paragraph-properties fo:text-align="center"/>
      <style:text-properties fo:font-size="12pt"/>
    </style:style>
    <style:style style:name="P9" style:family="paragraph">
      <loext:graphic-properties draw:fill="none" draw:fill-color="#ffffff"/>
      <style:paragraph-properties fo:text-align="start"/>
      <style:text-properties fo:font-size="10pt" style:font-size-asian="10pt" style:font-size-complex="10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size="10pt" style:font-size-asian="10pt" style:font-size-complex="10pt"/>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loext:graphic-properties draw:fill="solid" draw:fill-color="#ffffff"/>
    </style:style>
    <style:style style:name="P15" style:family="paragraph">
      <style:paragraph-properties fo:text-align="start"/>
      <style:text-properties fo:font-weight="bold" style:font-weight-asian="bold" style:font-weight-complex="bold"/>
    </style:style>
    <style:style style:name="P16" style:family="paragraph">
      <loext:graphic-properties draw:fill="none" draw:fill-color="#ffffff"/>
      <style:paragraph-properties fo:text-align="start"/>
      <style:text-properties fo:font-size="12pt" fo:font-weight="bold" style:font-weight-asian="bold" style:font-weight-complex="bold"/>
    </style:style>
    <style:style style:name="P17" style:family="paragraph">
      <style:paragraph-properties fo:text-align="start"/>
      <style:text-properties style:font-name="Consolas"/>
    </style:style>
    <style:style style:name="P18" style:family="paragraph">
      <loext:graphic-properties draw:fill="solid" draw:fill-color="#ffffff" draw:opacity="51%"/>
      <style:paragraph-properties fo:text-align="start"/>
      <style:text-properties style:font-name="Consolas" fo:font-size="12pt"/>
    </style:style>
    <style:style style:name="P19" style:family="paragraph">
      <loext:graphic-properties draw:fill="solid" draw:fill-color="#ffffff" draw:opacity="50%"/>
      <style:paragraph-properties fo:text-align="start"/>
      <style:text-properties style:font-name="Consolas" fo:font-size="12pt"/>
    </style:style>
    <style:style style:name="P20" style:family="paragraph">
      <loext:graphic-properties draw:fill="solid" draw:fill-color="#ffffff" draw:opacity="49%"/>
      <style:paragraph-properties fo:text-align="start"/>
      <style:text-properties style:font-name="Consolas" fo:font-size="12pt"/>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0pt" style:font-size-asian="10pt" style:font-size-complex="10pt"/>
    </style:style>
    <style:style style:name="T4" style:family="text">
      <style:text-properties style:font-name="Consola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45cm" svg:height="4.877cm" svg:x="9.029cm" svg:y="4.416cm">
          <text:p/>
          <draw:enhanced-geometry svg:viewBox="0 0 21600 21600" draw:mirror-horizontal="false" draw:mirror-vertical="false" draw:type="rectangle" draw:enhanced-path="M 0 0 L 21600 0 21600 21600 0 21600 0 0 Z N"/>
        </draw:custom-shape>
        <draw:custom-shape draw:style-name="gr2" draw:text-style-name="P1" draw:layer="layout" svg:width="5.945cm" svg:height="0.381cm" svg:x="9.029cm" svg:y="4.416cm">
          <text:p/>
          <draw:enhanced-geometry svg:viewBox="0 0 21600 21600" draw:mirror-horizontal="false" draw:mirror-vertical="false" draw:type="rectangle" draw:enhanced-path="M 0 0 L 21600 0 21600 21600 0 21600 0 0 Z N"/>
        </draw:custom-shape>
        <draw:frame draw:style-name="gr3" draw:text-style-name="P3" draw:layer="layout" svg:width="2.235cm" svg:height="0.599cm" svg:x="11.077cm" svg:y="4.319cm">
          <draw:text-box>
            <text:p text:style-name="P2"><text:span text:style-name="T1">Parent VM</text:span></text:p>
          </draw:text-box>
        </draw:frame>
        <draw:custom-shape draw:style-name="gr4" draw:text-style-name="P1" draw:layer="layout" svg:width="1.904cm" svg:height="0.928cm" svg:x="12.917cm" svg:y="5.302cm">
          <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2.63cm" svg:height="1.828cm" svg:x="9.258cm" svg:y="7.252cm">
          <text:p/>
          <draw:enhanced-geometry svg:viewBox="0 0 21600 21600" draw:mirror-horizontal="false" draw:mirror-vertical="false" draw:type="rectangle" draw:enhanced-path="M 0 0 L 21600 0 21600 21600 0 21600 0 0 Z N"/>
        </draw:custom-shape>
        <draw:frame draw:style-name="gr6" draw:text-style-name="P5" draw:layer="layout" svg:width="1.905cm" svg:height="0.914cm" svg:x="9.258cm" svg:y="5.326cm">
          <draw:text-box>
            <text:p text:style-name="P4"><text:span text:style-name="T2">Dashboard</text:span></text:p>
            <text:p text:style-name="P4"><text:span text:style-name="T2">WebApp</text:span></text:p>
          </draw:text-box>
        </draw:frame>
        <draw:custom-shape draw:style-name="gr7" draw:text-style-name="P1" xml:id="id13" draw:id="id13" draw:layer="layout" svg:width="2.668cm" svg:height="1.829cm" svg:x="12.153cm" svg:y="7.236cm">
          <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2.634cm" svg:height="1.571cm" svg:x="9.258cm" svg:y="5.284cm">
          <text:p/>
          <draw:enhanced-geometry svg:viewBox="0 0 21600 21600" draw:mirror-horizontal="false" draw:mirror-vertical="false" draw:type="rectangle" draw:enhanced-path="M 0 0 L 21600 0 21600 21600 0 21600 0 0 Z N"/>
        </draw:custom-shape>
        <draw:frame draw:style-name="gr6" draw:text-style-name="P5" draw:layer="layout" svg:width="2.362cm" svg:height="0.914cm" svg:x="9.258cm" svg:y="7.236cm">
          <draw:text-box>
            <text:p text:style-name="P4"><text:span text:style-name="T2">Input</text:span></text:p>
            <text:p text:style-name="P4"><text:span text:style-name="T2">Coordinator</text:span></text:p>
          </draw:text-box>
        </draw:frame>
        <draw:frame draw:style-name="gr6" draw:text-style-name="P5" draw:layer="layout" svg:width="2.363cm" svg:height="0.914cm" svg:x="12.153cm" svg:y="7.237cm">
          <draw:text-box>
            <text:p text:style-name="P4"><text:span text:style-name="T2">Output</text:span></text:p>
            <text:p text:style-name="P4"><text:span text:style-name="T2">Coordinator</text:span></text:p>
          </draw:text-box>
        </draw:frame>
        <draw:frame draw:style-name="gr6" draw:text-style-name="P5" draw:layer="layout" svg:width="1.675cm" svg:height="0.914cm" svg:x="12.917cm" svg:y="5.303cm">
          <draw:text-box>
            <text:p text:style-name="P4"><text:span text:style-name="T2">Cluster</text:span></text:p>
            <text:p text:style-name="P4"><text:span text:style-name="T2">Software</text:span></text:p>
          </draw:text-box>
        </draw:frame>
        <draw:custom-shape draw:style-name="gr9" draw:text-style-name="P1" xml:id="id3" draw:id="id3" draw:layer="layout" svg:width="2.591cm" svg:height="2.057cm" svg:x="4cm" svg:y="5.17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752cm" svg:height="0.609cm" svg:x="4.382cm" svg:y="5.941cm">
          <draw:text-box>
            <text:p text:style-name="P6"><text:span text:style-name="T2">FileStore</text:span></text:p>
          </draw:text-box>
        </draw:frame>
        <draw:custom-shape draw:style-name="gr9" draw:text-style-name="P1" xml:id="id4" draw:id="id4" draw:layer="layout" svg:width="2.591cm" svg:height="2.057cm" svg:x="4cm" svg:y="7.76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363cm" svg:height="0.914cm" svg:x="4.076cm" svg:y="8.532cm">
          <draw:text-box>
            <text:p text:style-name="P2"><text:span text:style-name="T2">Transaction </text:span></text:p>
            <text:p text:style-name="P2"><text:span text:style-name="T2">Database</text:span></text:p>
          </draw:text-box>
        </draw:frame>
        <draw:custom-shape draw:style-name="gr10" draw:text-style-name="P1" draw:layer="layout" svg:width="7.621cm" svg:height="6.174cm" svg:x="6.591cm" svg:y="11.731cm">
          <text:p/>
          <draw:enhanced-geometry svg:viewBox="0 0 21600 21600" draw:mirror-horizontal="false" draw:mirror-vertical="false" draw:type="rectangle" draw:enhanced-path="M 0 0 L 21600 0 21600 21600 0 21600 0 0 Z N"/>
        </draw:custom-shape>
        <draw:custom-shape draw:style-name="gr11" draw:text-style-name="P1" draw:layer="layout" svg:width="7.621cm" svg:height="0.382cm" svg:x="6.59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3cm" svg:height="0.551cm" svg:x="9.182cm" svg:y="11.657cm">
          <draw:text-box>
            <text:p text:style-name="P2"><text:span text:style-name="T1">Worker VM.1</text:span></text:p>
          </draw:text-box>
        </draw:frame>
        <draw:frame draw:style-name="gr12" draw:text-style-name="P9" draw:layer="layout" svg:width="2.438cm" svg:height="0.533cm" svg:x="6.744cm" svg:y="12.494cm">
          <draw:text-box>
            <text:p text:style-name="P4"><text:span text:style-name="T3">DataPipeline 1.1</text:span></text:p>
          </draw:text-box>
        </draw:frame>
        <draw:custom-shape draw:style-name="gr13" draw:text-style-name="P1" xml:id="id6" draw:id="id6" draw:layer="layout" svg:width="2.287cm" svg:height="5.258cm" svg:x="6.819cm" svg:y="12.49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439cm" svg:height="0.533cm" svg:x="9.334cm" svg:y="8.379cm">
          <text:p/>
          <draw:enhanced-geometry svg:viewBox="0 0 21600 21600" draw:mirror-horizontal="false" draw:mirror-vertical="false" draw:type="rectangle" draw:enhanced-path="M 0 0 L 21600 0 21600 21600 0 21600 0 0 Z N"/>
        </draw:custom-shape>
        <draw:frame draw:style-name="gr15" draw:text-style-name="P8" xml:id="id5" draw:id="id5" draw:layer="layout" svg:width="2.439cm" svg:height="0.552cm" svg:x="9.411cm" svg:y="8.379cm">
          <draw:text-box>
            <text:p text:style-name="P2"><text:span text:style-name="T2">Task Allocator</text:span></text:p>
          </draw:text-box>
        </draw:frame>
        <draw:custom-shape draw:style-name="gr16" draw:text-style-name="P1" xml:id="id7" draw:id="id7" draw:layer="layout" svg:width="2.286cm" svg:height="5.258cm" svg:x="11.697cm" svg:y="12.494cm">
          <text:p/>
          <draw:enhanced-geometry svg:viewBox="0 0 21600 21600" draw:mirror-horizontal="false" draw:mirror-vertical="false" draw:type="rectangle" draw:enhanced-path="M 0 0 L 21600 0 21600 21600 0 21600 0 0 Z N"/>
        </draw:custom-shape>
        <draw:frame draw:style-name="gr6" draw:text-style-name="P9" draw:layer="layout" svg:width="2.516cm" svg:height="0.476cm" svg:x="11.62cm" svg:y="12.475cm">
          <draw:text-box>
            <text:p text:style-name="P4"><text:span text:style-name="T3">DataPipeline 1.N</text:span></text:p>
          </draw:text-box>
        </draw:frame>
        <draw:frame draw:style-name="gr17" draw:text-style-name="P10" draw:layer="layout" svg:width="1.83cm" svg:height="1.123cm" svg:x="9.486cm" svg:y="13.714cm">
          <draw:text-box>
            <text:p text:style-name="P2">...</text:p>
          </draw:text-box>
        </draw:frame>
        <draw:frame draw:style-name="gr17" draw:text-style-name="P10" draw:layer="layout" svg:width="1.83cm" svg:height="1.123cm" svg:x="15.145cm" svg:y="14.247cm">
          <draw:text-box>
            <text:p text:style-name="P2">...</text:p>
          </draw:text-box>
        </draw:frame>
        <draw:custom-shape draw:style-name="gr18" draw:text-style-name="P1" draw:layer="layout" svg:width="1.83cm" svg:height="0.534cm" svg:x="7.048cm" svg:y="13.003cm">
          <text:p/>
          <draw:enhanced-geometry svg:viewBox="0 0 21600 21600" draw:mirror-horizontal="false" draw:mirror-vertical="false" draw:type="rectangle" draw:enhanced-path="M 0 0 L 21600 0 21600 21600 0 21600 0 0 Z N"/>
        </draw:custom-shape>
        <draw:frame draw:style-name="gr12" draw:text-style-name="P9" xml:id="id10" draw:id="id10" draw:layer="layout" svg:width="1.83cm" svg:height="0.534cm" svg:x="7.048cm" svg:y="13.003cm">
          <draw:text-box>
            <text:p text:style-name="P2"><text:span text:style-name="T3">TaskRequester</text:span></text:p>
          </draw:text-box>
        </draw:frame>
        <draw:custom-shape draw:style-name="gr19" draw:text-style-name="P1" xml:id="id11" draw:id="id11" draw:layer="layout" svg:width="1.83cm" svg:height="2.745cm" svg:x="7.048cm" svg:y="13.941cm">
          <text:p/>
          <draw:enhanced-geometry svg:viewBox="0 0 21600 21600" draw:mirror-horizontal="false" draw:mirror-vertical="false" draw:type="rectangle" draw:enhanced-path="M 0 0 L 21600 0 21600 21600 0 21600 0 0 Z N"/>
        </draw:custom-shape>
        <draw:frame draw:style-name="gr20" draw:text-style-name="P11" draw:layer="layout" svg:width="1.448cm" svg:height="0.491cm" svg:x="7.201cm" svg:y="14.019cm">
          <draw:text-box>
            <text:p text:style-name="P2"><text:span text:style-name="T3">Executor</text:span></text:p>
          </draw:text-box>
        </draw:frame>
        <draw:custom-shape draw:style-name="gr21" draw:text-style-name="P1" xml:id="id12" draw:id="id12" draw:layer="layout" svg:width="1.83cm" svg:height="0.532cm" svg:x="7.048cm" svg:y="17.067cm">
          <text:p/>
          <draw:enhanced-geometry svg:viewBox="0 0 21600 21600" draw:mirror-horizontal="false" draw:mirror-vertical="false" draw:type="rectangle" draw:enhanced-path="M 0 0 L 21600 0 21600 21600 0 21600 0 0 Z N"/>
        </draw:custom-shape>
        <draw:frame draw:style-name="gr12" draw:text-style-name="P9" draw:layer="layout" svg:width="1.83cm" svg:height="0.532cm" svg:x="7.048cm" svg:y="17.067cm">
          <draw:text-box>
            <text:p text:style-name="P2"><text:span text:style-name="T3">ResultSender</text:span></text:p>
          </draw:text-box>
        </draw:frame>
        <draw:connector draw:style-name="gr22" draw:text-style-name="P2" draw:layer="layout" svg:x1="10.575cm" svg:y1="6.855cm" svg:x2="10.573cm" svg:y2="7.252cm" draw:start-shape="id1" draw:start-glue-point="2" draw:end-shape="id2" draw:end-glue-point="0" svg:d="M10575 6855v198h-2v199" svg:viewBox="0 0 3 398">
          <text:p/>
        </draw:connector>
        <draw:connector draw:style-name="gr22" draw:text-style-name="P2" draw:layer="layout" svg:x1="9.258cm" svg:y1="8.166cm" svg:x2="6.591cm" svg:y2="6.208cm" draw:start-shape="id2" draw:start-glue-point="3" draw:end-shape="id3" draw:end-glue-point="8" svg:d="M9258 8166h-1333v-1958h-1334" svg:viewBox="0 0 2668 1959">
          <text:p/>
        </draw:connector>
        <draw:connector draw:style-name="gr22" draw:text-style-name="P2" draw:layer="layout" svg:x1="9.258cm" svg:y1="8.166cm" svg:x2="6.591cm" svg:y2="8.798cm" draw:start-shape="id2" draw:end-shape="id4" draw:end-glue-point="8" svg:d="M9258 8166h-1333v632h-1334" svg:viewBox="0 0 2668 633">
          <text:p/>
        </draw:connector>
        <draw:connector draw:style-name="gr22" draw:text-style-name="P2" draw:layer="layout" svg:x1="10.63cm" svg:y1="8.931cm" svg:x2="7.962cm" svg:y2="12.494cm" draw:start-shape="id5" draw:start-glue-point="2" draw:end-shape="id6" draw:end-glue-point="0" svg:d="M10630 8931v1781h-2668v1782" svg:viewBox="0 0 2669 3564">
          <text:p/>
        </draw:connector>
        <draw:connector draw:style-name="gr22" draw:text-style-name="P2" draw:layer="layout" svg:x1="10.63cm" svg:y1="8.931cm" svg:x2="12.84cm" svg:y2="12.494cm" draw:start-shape="id5" draw:start-glue-point="2" draw:end-shape="id7" draw:end-glue-point="0" svg:d="M10630 8931v1781h2210v1782" svg:viewBox="0 0 2211 3564">
          <text:p/>
        </draw:connector>
        <draw:connector draw:style-name="gr22" draw:text-style-name="P2" draw:layer="layout" svg:x1="10.63cm" svg:y1="8.931cm" svg:x2="19.222cm" svg:y2="12.494cm" draw:start-shape="id5" draw:start-glue-point="2" draw:end-shape="id8" draw:end-glue-point="0" svg:d="M10630 8931v1781h8592v1782" svg:viewBox="0 0 8593 3564">
          <text:p/>
        </draw:connector>
        <draw:connector draw:style-name="gr22" draw:text-style-name="P2" draw:layer="layout" svg:x1="10.63cm" svg:y1="8.931cm" svg:x2="24.137cm" svg:y2="12.475cm" draw:start-shape="id5" draw:start-glue-point="2" draw:end-shape="id9" draw:end-glue-point="0" svg:d="M10630 8931v1772h13507v1772" svg:viewBox="0 0 13508 3545">
          <text:p/>
        </draw:connector>
        <draw:connector draw:style-name="gr22" draw:text-style-name="P2" draw:layer="layout" svg:x1="7.963cm" svg:y1="13.537cm" svg:x2="7.963cm" svg:y2="13.941cm" draw:start-shape="id10" draw:start-glue-point="2" draw:end-shape="id11" draw:end-glue-point="0" svg:d="M7963 13537v404" svg:viewBox="0 0 1 405">
          <text:p/>
        </draw:connector>
        <draw:connector draw:style-name="gr22" draw:text-style-name="P2" draw:layer="layout" svg:x1="7.963cm" svg:y1="16.686cm" svg:x2="7.963cm" svg:y2="17.067cm" draw:start-shape="id11" draw:start-glue-point="2" draw:end-shape="id12" draw:end-glue-point="0" svg:d="M7963 16686v381" svg:viewBox="0 0 1 382">
          <text:p/>
        </draw:connector>
        <draw:custom-shape draw:style-name="gr23" draw:text-style-name="P12" draw:layer="layout" svg:width="0.306cm" svg:height="0.38cm" svg:x="15.161cm" svg:y="10.513cm">
          <text:p/>
          <draw:enhanced-geometry svg:viewBox="0 0 21600 21600" draw:mirror-horizontal="false" draw:mirror-vertical="false" draw:type="rectangle" draw:enhanced-path="M 0 0 L 21600 0 21600 21600 0 21600 0 0 Z N"/>
        </draw:custom-shape>
        <draw:connector draw:style-name="gr24" draw:text-style-name="P2" draw:layer="layout" svg:x1="7.963cm" svg:y1="17.599cm" svg:x2="14.821cm" svg:y2="8.15cm" draw:start-shape="id12" draw:start-glue-point="2" draw:end-shape="id13" draw:end-glue-point="1" svg:d="M7963 17599v501h7359v-9950h-501" svg:viewBox="0 0 7360 9951">
          <text:p/>
        </draw:connector>
        <draw:custom-shape draw:style-name="gr25" draw:text-style-name="P12" draw:layer="layout" svg:width="0.305cm" svg:height="0.152cm" svg:x="10.478cm" svg:y="10.247cm">
          <text:p/>
          <draw:enhanced-geometry svg:viewBox="0 0 21600 21600" draw:mirror-horizontal="false" draw:mirror-vertical="false" draw:type="rectangle" draw:enhanced-path="M 0 0 L 21600 0 21600 21600 0 21600 0 0 Z N"/>
        </draw:custom-shape>
        <draw:connector draw:style-name="gr22" draw:text-style-name="P2" draw:layer="layout" svg:x1="13.487cm" svg:y1="9.065cm" svg:x2="5.296cm" svg:y2="9.826cm" draw:start-shape="id13" draw:start-glue-point="2" draw:end-shape="id4" draw:end-glue-point="7" svg:d="M13487 9065v1262h-8191v-501" svg:viewBox="0 0 8192 1263">
          <text:p/>
        </draw:connector>
        <draw:custom-shape draw:style-name="gr26" draw:text-style-name="P1" draw:layer="layout" svg:width="7.619cm" svg:height="6.174cm" svg:x="17.851cm" svg:y="11.731cm">
          <text:p/>
          <draw:enhanced-geometry svg:viewBox="0 0 21600 21600" draw:mirror-horizontal="false" draw:mirror-vertical="false" draw:type="rectangle" draw:enhanced-path="M 0 0 L 21600 0 21600 21600 0 21600 0 0 Z N"/>
        </draw:custom-shape>
        <draw:custom-shape draw:style-name="gr27" draw:text-style-name="P1" draw:layer="layout" svg:width="7.619cm" svg:height="0.382cm" svg:x="17.85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4cm" svg:height="0.551cm" svg:x="20.441cm" svg:y="11.657cm">
          <draw:text-box>
            <text:p text:style-name="P2"><text:span text:style-name="T1">Worker VM.4</text:span></text:p>
          </draw:text-box>
        </draw:frame>
        <draw:frame draw:style-name="gr12" draw:text-style-name="P9" draw:layer="layout" svg:width="2.439cm" svg:height="0.533cm" svg:x="18.002cm" svg:y="12.494cm">
          <draw:text-box>
            <text:p text:style-name="P4"><text:span text:style-name="T3">DataPipeline 4.1</text:span></text:p>
          </draw:text-box>
        </draw:frame>
        <draw:custom-shape draw:style-name="gr16" draw:text-style-name="P1" xml:id="id8" draw:id="id8" draw:layer="layout" svg:width="2.286cm" svg:height="5.258cm" svg:x="18.079cm" svg:y="12.494cm">
          <text:p/>
          <draw:enhanced-geometry svg:viewBox="0 0 21600 21600" draw:mirror-horizontal="false" draw:mirror-vertical="false" draw:type="rectangle" draw:enhanced-path="M 0 0 L 21600 0 21600 21600 0 21600 0 0 Z N"/>
        </draw:custom-shape>
        <draw:custom-shape draw:style-name="gr13" draw:text-style-name="P1" draw:layer="layout" svg:width="2.287cm" svg:height="5.258cm" svg:x="22.956cm" svg:y="12.494cm">
          <text:p/>
          <draw:enhanced-geometry svg:viewBox="0 0 21600 21600" draw:mirror-horizontal="false" draw:mirror-vertical="false" draw:type="rectangle" draw:enhanced-path="M 0 0 L 21600 0 21600 21600 0 21600 0 0 Z N"/>
        </draw:custom-shape>
        <draw:frame draw:style-name="gr6" draw:text-style-name="P9" xml:id="id9" draw:id="id9" draw:layer="layout" svg:width="2.515cm" svg:height="0.476cm" svg:x="22.88cm" svg:y="12.475cm">
          <draw:text-box>
            <text:p text:style-name="P4"><text:span text:style-name="T3">DataPipeline 4.N</text:span></text:p>
          </draw:text-box>
        </draw:frame>
        <draw:frame draw:style-name="gr17" draw:text-style-name="P10" draw:layer="layout" svg:width="1.829cm" svg:height="1.123cm" svg:x="20.746cm" svg:y="13.714cm">
          <draw:text-box>
            <text:p text:style-name="P2">...</text:p>
          </draw:text-box>
        </draw:frame>
        <draw:custom-shape draw:style-name="gr28" draw:text-style-name="P12" xml:id="id14" draw:id="id14" draw:layer="layout" svg:width="3.741cm" svg:height="2.049cm" svg:x="16.447cm" svg:y="2.4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0" draw:layer="layout" svg:width="1.987cm" svg:height="1.067cm" svg:x="17.316cm" svg:y="2.929cm">
          <draw:text-box>
            <text:p text:style-name="P2">Users</text:p>
            <text:p text:style-name="P2">(internet)</text:p>
          </draw:text-box>
        </draw:frame>
        <draw:connector draw:style-name="gr22" draw:text-style-name="P2" draw:layer="layout" svg:x1="16.447cm" svg:y1="3.508cm" svg:x2="10.575cm" svg:y2="5.284cm" draw:start-shape="id14" draw:start-glue-point="3" draw:end-shape="id1" draw:end-glue-point="0" svg:d="M16447 3508h-5872v1776" svg:viewBox="0 0 5873 1777">
          <text:p/>
        </draw:connector>
        <draw:connector draw:style-name="gr22" draw:text-style-name="P2" draw:layer="layout" draw:line-skew="0.9cm" svg:x1="13.487cm" svg:y1="7.236cm" svg:x2="20.188cm" svg:y2="3.508cm" draw:start-shape="id13" draw:start-glue-point="0" draw:end-shape="id14" draw:end-glue-point="1" svg:d="M13487 7236v-452h7202v-3276h-501" svg:viewBox="0 0 7203 3729">
          <text:p/>
        </draw:connector>
        <draw:frame draw:style-name="gr30" draw:text-style-name="P13" draw:layer="layout" svg:width="0.502cm" svg:height="1.187cm" svg:x="7.3cm" svg:y="14.2cm">
          <draw:text-box>
            <text:p/>
          </draw:text-box>
        </draw:frame>
        <draw:line draw:style-name="gr31" draw:text-style-name="P1" draw:layer="layout" svg:x1="7.963cm" svg:y1="14.444cm" svg:x2="7.954cm" svg:y2="16.544cm">
          <text:p/>
        </draw:line>
        <draw:frame draw:style-name="gr32" draw:text-style-name="P14" draw:layer="layout" svg:width="0.3cm" svg:height="0.2cm" svg:x="7.8cm" svg:y="14.655cm">
          <draw:text-box>
            <text:p>D1</text:p>
          </draw:text-box>
        </draw:frame>
        <draw:frame draw:style-name="gr32" draw:text-style-name="P14" draw:layer="layout" svg:width="0.3cm" svg:height="0.2cm" svg:x="7.8cm" svg:y="14.955cm">
          <draw:text-box>
            <text:p>D2</text:p>
          </draw:text-box>
        </draw:frame>
        <draw:frame draw:style-name="gr32" draw:text-style-name="P14" draw:layer="layout" svg:width="0.3cm" svg:height="0.2cm" svg:x="7.8cm" svg:y="15.255cm">
          <draw:text-box>
            <text:p>D3</text:p>
          </draw:text-box>
        </draw:frame>
        <draw:frame draw:style-name="gr32" draw:text-style-name="P14" draw:layer="layout" svg:width="0.3cm" svg:height="0.2cm" svg:x="7.8cm" svg:y="15.555cm">
          <draw:text-box>
            <text:p>D4</text:p>
          </draw:text-box>
        </draw:frame>
        <draw:frame draw:style-name="gr32" draw:text-style-name="P14" draw:layer="layout" svg:width="0.3cm" svg:height="0.2cm" svg:x="7.8cm" svg:y="15.855cm">
          <draw:text-box>
            <text:p>D5</text:p>
          </draw:text-box>
        </draw:frame>
      </draw:page>
      <draw:page draw:name="page2" draw:style-name="dp1" draw:master-page-name="Default">
        <draw:custom-shape draw:style-name="gr33" draw:text-style-name="P1" draw:layer="layout" svg:width="12.624cm" svg:height="7.164cm" svg:x="9.671cm" svg:y="4.767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4.627cm" svg:y="4.735cm">
          <draw:text-box>
            <text:p text:style-name="P2"><text:span text:style-name="T1">Parent VM</text:span></text:p>
          </draw:text-box>
        </draw:frame>
        <draw:custom-shape draw:style-name="gr34" draw:text-style-name="P1" xml:id="id16" draw:id="id16" draw:layer="layout" svg:width="4.333cm" svg:height="2.01cm" svg:x="10.158cm" svg:y="9.401cm">
          <text:p/>
          <draw:enhanced-geometry svg:viewBox="0 0 21600 21600" draw:mirror-horizontal="false" draw:mirror-vertical="false" draw:type="rectangle" draw:enhanced-path="M 0 0 L 21600 0 21600 21600 0 21600 0 0 Z N"/>
        </draw:custom-shape>
        <draw:frame draw:style-name="gr6" draw:text-style-name="P16" draw:layer="layout" svg:width="3.293cm" svg:height="0.549cm" svg:x="10.158cm" svg:y="5.833cm">
          <draw:text-box>
            <text:p text:style-name="P15"><text:span text:style-name="T1">Dashboard WebApp</text:span></text:p>
          </draw:text-box>
        </draw:frame>
        <draw:custom-shape draw:style-name="gr35" draw:text-style-name="P1" xml:id="id17" draw:id="id17" draw:layer="layout" svg:width="4.269cm" svg:height="1.994cm" svg:x="17.592cm" svg:y="9.417cm">
          <text:p/>
          <draw:enhanced-geometry svg:viewBox="0 0 21600 21600" draw:mirror-horizontal="false" draw:mirror-vertical="false" draw:type="rectangle" draw:enhanced-path="M 0 0 L 21600 0 21600 21600 0 21600 0 0 Z N"/>
        </draw:custom-shape>
        <draw:custom-shape draw:style-name="gr36" draw:text-style-name="P1" xml:id="id15" draw:id="id15" draw:layer="layout" svg:width="4.333cm" svg:height="1.679cm" svg:x="10.158cm" svg:y="5.83cm">
          <text:p/>
          <draw:enhanced-geometry svg:viewBox="0 0 21600 21600" draw:mirror-horizontal="false" draw:mirror-vertical="false" draw:type="rectangle" draw:enhanced-path="M 0 0 L 21600 0 21600 21600 0 21600 0 0 Z N"/>
        </draw:custom-shape>
        <draw:frame draw:style-name="gr6" draw:text-style-name="P16" draw:layer="layout" svg:width="2.599cm" svg:height="0.655cm" svg:x="10.158cm" svg:y="9.368cm">
          <draw:text-box>
            <text:p text:style-name="P15"><text:span text:style-name="T1">Input Coordinator</text:span></text:p>
          </draw:text-box>
        </draw:frame>
        <draw:frame draw:style-name="gr6" draw:text-style-name="P16" draw:layer="layout" svg:width="2.694cm" svg:height="0.653cm" svg:x="17.606cm" svg:y="9.37cm">
          <draw:text-box>
            <text:p text:style-name="P15"><text:span text:style-name="T1">Output Coordinator</text:span></text:p>
          </draw:text-box>
        </draw:frame>
        <draw:connector draw:style-name="gr22" draw:text-style-name="P2" draw:layer="layout" svg:x1="12.324cm" svg:y1="7.509cm" svg:x2="12.324cm" svg:y2="9.401cm" draw:start-shape="id15" draw:start-glue-point="2" draw:end-shape="id16" draw:end-glue-point="0" svg:d="M12324 7509v1892" svg:viewBox="0 0 1 1893">
          <text:p/>
        </draw:connector>
        <draw:custom-shape draw:style-name="gr37" draw:text-style-name="P1" xml:id="id18" draw:id="id18" draw:layer="layout" svg:width="2.247cm" svg:height="1.783cm" svg:x="4.008cm" svg:y="2.78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519cm" svg:height="0.528cm" svg:x="4.339cm" svg:y="3.447cm">
          <draw:text-box>
            <text:p text:style-name="P6"><text:span text:style-name="T2">FileStore</text:span></text:p>
          </draw:text-box>
        </draw:frame>
        <draw:custom-shape draw:style-name="gr37" draw:text-style-name="P1" xml:id="id19" draw:id="id19" draw:layer="layout" svg:width="2.247cm" svg:height="1.783cm" svg:x="4.008cm" svg:y="12.92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05cm" svg:height="0.792cm" svg:x="4.073cm" svg:y="13.584cm">
          <draw:text-box>
            <text:p text:style-name="P2"><text:span text:style-name="T2">Transaction </text:span></text:p>
            <text:p text:style-name="P2"><text:span text:style-name="T2">Database</text:span></text:p>
          </draw:text-box>
        </draw:frame>
        <draw:connector draw:style-name="gr22" draw:text-style-name="P2" draw:layer="layout" svg:x1="14.491cm" svg:y1="10.406cm" svg:x2="17.592cm" svg:y2="10.414cm" draw:start-shape="id16" draw:start-glue-point="1" draw:end-shape="id17" draw:end-glue-point="3" svg:d="M14491 10406h1550v8h1551" svg:viewBox="0 0 3102 9">
          <text:p/>
        </draw:connector>
        <draw:frame draw:style-name="gr38" draw:text-style-name="P18" draw:layer="layout" svg:width="2.599cm" svg:height="0.521cm" draw:transform="rotate (0.00890117918517108) translate (14.665cm 10.196cm)">
          <draw:text-box>
            <text:p text:style-name="P17"><text:span text:style-name="T4">duplicate(FileInfo)</text:span></text:p>
          </draw:text-box>
        </draw:frame>
        <draw:frame draw:style-name="gr39" draw:text-style-name="P19" draw:layer="layout" svg:width="2.947cm" svg:height="0.842cm" draw:transform="rotate (0.00942477796076938) translate (10.845cm 7.982cm)">
          <draw:text-box>
            <text:p text:style-name="P17"><text:span text:style-name="T4">FileInfo, </text:span></text:p>
            <text:p text:style-name="P17"><text:span text:style-name="T4">FileContents</text:span></text:p>
          </draw:text-box>
        </draw:frame>
        <draw:connector draw:style-name="gr22" draw:text-style-name="P2" draw:layer="layout" svg:x1="10.158cm" svg:y1="10.406cm" svg:x2="6.255cm" svg:y2="3.679cm" draw:start-shape="id16" draw:start-glue-point="3" draw:end-shape="id18" draw:end-glue-point="8" svg:d="M10158 10406h-1952v-6727h-1951" svg:viewBox="0 0 3904 6728">
          <text:p/>
        </draw:connector>
        <draw:frame draw:style-name="gr38" draw:text-style-name="P18" draw:layer="layout" svg:width="2.247cm" svg:height="0.856cm" draw:transform="rotate (0.00942477796076938) translate (7.121cm 4.756cm)">
          <draw:text-box>
            <text:p text:style-name="P17"><text:span text:style-name="T4">FileID, </text:span></text:p>
            <text:p text:style-name="P17"><text:span text:style-name="T4">FileContents</text:span></text:p>
          </draw:text-box>
        </draw:frame>
        <draw:connector draw:style-name="gr22" draw:text-style-name="P2" draw:layer="layout" svg:x1="10.158cm" svg:y1="10.406cm" svg:x2="6.255cm" svg:y2="13.814cm" draw:start-shape="id16" draw:start-glue-point="3" draw:end-shape="id19" draw:end-glue-point="8" svg:d="M10158 10406h-1952v3408h-1951" svg:viewBox="0 0 3904 3409">
          <text:p/>
        </draw:connector>
        <draw:frame draw:style-name="gr39" draw:text-style-name="P19" draw:layer="layout" svg:width="2.33cm" svg:height="1.386cm" draw:transform="rotate (0.00855211333477222) translate (7.034cm 11.78cm)">
          <draw:text-box>
            <text:p text:style-name="P17"><text:span text:style-name="T4">TaskID, </text:span></text:p>
            <text:p text:style-name="P17"><text:span text:style-name="T4">FileID,</text:span></text:p>
            <text:p text:style-name="P17"><text:span text:style-name="T4">FileInfo,</text:span></text:p>
            <text:p text:style-name="P17"><text:span text:style-name="T4">StateUpdate</text:span></text:p>
          </draw:text-box>
        </draw:frame>
        <draw:custom-shape draw:style-name="gr40" draw:text-style-name="P1" xml:id="id21" draw:id="id21" draw:layer="layout" svg:width="4.271cm" svg:height="1.167cm" svg:x="14.384cm" svg:y="15.833cm">
          <text:p/>
          <draw:enhanced-geometry svg:viewBox="0 0 21600 21600" draw:mirror-horizontal="false" draw:mirror-vertical="false" draw:type="rectangle" draw:enhanced-path="M 0 0 L 21600 0 21600 21600 0 21600 0 0 Z N"/>
        </draw:custom-shape>
        <draw:frame draw:style-name="gr6" draw:text-style-name="P16" xml:id="id20" draw:id="id20" draw:layer="layout" svg:width="2.695cm" svg:height="0.654cm" svg:x="14.399cm" svg:y="15.786cm">
          <draw:text-box>
            <text:p text:style-name="P15"><text:span text:style-name="T1">DataPipeline X.Y</text:span></text:p>
          </draw:text-box>
        </draw:frame>
        <draw:connector draw:style-name="gr22" draw:text-style-name="P2" draw:layer="layout" svg:x1="12.324cm" svg:y1="11.411cm" svg:x2="15.746cm" svg:y2="15.786cm" draw:start-shape="id16" draw:start-glue-point="2" draw:end-shape="id20" svg:d="M12324 11411v2188h3422v2187" svg:viewBox="0 0 3423 4376">
          <text:p/>
        </draw:connector>
        <draw:frame draw:style-name="gr41" draw:text-style-name="P20" draw:layer="layout" svg:width="2.094cm" svg:height="0.99cm" draw:transform="rotate (0.00925024503556995) translate (12.697cm 13.143cm)">
          <draw:text-box>
            <text:p text:style-name="P17"><text:span text:style-name="T4">TaskID, </text:span></text:p>
            <text:p text:style-name="P17"><text:span text:style-name="T4">FileID</text:span></text:p>
          </draw:text-box>
        </draw:frame>
        <draw:connector draw:style-name="gr22" draw:text-style-name="P2" draw:layer="layout" svg:x1="18.655cm" svg:y1="16.416cm" svg:x2="19.726cm" svg:y2="11.411cm" draw:start-shape="id21" draw:start-glue-point="1" draw:end-shape="id17" svg:d="M18655 16416h1071v-5005" svg:viewBox="0 0 1072 5006">
          <text:p/>
        </draw:connector>
        <draw:frame draw:style-name="gr41" draw:text-style-name="P20" draw:layer="layout" svg:width="2.86cm" svg:height="1.352cm" draw:transform="rotate (0.00925024503556995) translate (18.828cm 12.789cm)">
          <draw:text-box>
            <text:p text:style-name="P17"><text:span text:style-name="T4">TaskID, </text:span></text:p>
            <text:p text:style-name="P17"><text:span text:style-name="T4">FileID,</text:span></text:p>
            <text:p text:style-name="P17"><text:span text:style-name="T4">Results or Error</text:span></text:p>
          </draw:text-box>
        </draw:frame>
        <draw:custom-shape draw:style-name="gr42" draw:text-style-name="P1" xml:id="id22" draw:id="id22" draw:layer="layout" svg:width="3.38cm" svg:height="1.995cm" svg:x="14.14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6" draw:layer="layout" svg:width="1.477cm" svg:height="0.781cm" svg:x="15.098cm" svg:y="2.307cm">
          <draw:text-box>
            <text:p text:style-name="P15"><text:span text:style-name="T1">Users</text:span></text:p>
          </draw:text-box>
        </draw:frame>
        <draw:connector draw:style-name="gr22" draw:text-style-name="P2" draw:layer="layout" svg:x1="14.145cm" svg:y1="2.697cm" svg:x2="12.324cm" svg:y2="5.83cm" draw:start-shape="id22" draw:start-glue-point="3" draw:end-shape="id15" draw:end-glue-point="0" svg:d="M14145 2697h-1821v3133" svg:viewBox="0 0 1822 3134">
          <text:p/>
        </draw:connector>
        <draw:frame draw:style-name="gr39" draw:text-style-name="P19" draw:layer="layout" svg:width="2.947cm" svg:height="0.842cm" draw:transform="rotate (0.00907571211037052) translate (10.843cm 3.462cm)">
          <draw:text-box>
            <text:p text:style-name="P17"><text:span text:style-name="T4">FileInfo,</text:span></text:p>
            <text:p text:style-name="P17"><text:span text:style-name="T4">FileContents</text:span></text:p>
          </draw:text-box>
        </draw:frame>
        <draw:connector draw:style-name="gr22" draw:text-style-name="P2" draw:layer="layout" draw:line-skew="2.639cm" svg:x1="21.861cm" svg:y1="10.414cm" svg:x2="17.525cm" svg:y2="2.697cm" draw:start-shape="id17" draw:start-glue-point="1" draw:end-shape="id22" draw:end-glue-point="1" svg:d="M21861 10414h3139v-7717h-7475" svg:viewBox="0 0 7476 7718">
          <text:p/>
        </draw:connector>
        <draw:frame draw:style-name="gr38" draw:text-style-name="P18" draw:layer="layout" svg:width="4.498cm" svg:height="1.282cm" draw:transform="rotate (0.00872664625997165) translate (23.193cm 6.554cm)">
          <draw:text-box>
            <text:p text:style-name="P17"><text:span text:style-name="T4">Notification emails</text:span></text:p>
            <text:p text:style-name="P17"><text:span text:style-name="T4">(progress, duplicate </text:span></text:p>
            <text:p text:style-name="P17"><text:span text:style-name="T4">or error)</text:span></text:p>
          </draw:text-box>
        </draw:frame>
        <draw:custom-shape draw:style-name="gr43" draw:text-style-name="P1" draw:layer="layout" svg:width="7cm" svg:height="2.7cm" svg:x="13.3cm" svg:y="14.9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3.3cm" svg:y="14.886cm">
          <draw:text-box>
            <text:p text:style-name="P2"><text:span text:style-name="T1">Worker VM.X</text:span></text:p>
          </draw:text-box>
        </draw:frame>
        <draw:connector draw:style-name="gr22" draw:text-style-name="P2" draw:layer="layout" draw:line-skew="2.639cm 3.394cm" svg:x1="21.861cm" svg:y1="10.414cm" svg:x2="5.132cm" svg:y2="14.705cm" draw:start-shape="id17" draw:start-glue-point="1" draw:end-shape="id19" draw:end-glue-point="7" svg:d="M21861 10414h3139v8186h-19868v-3895" svg:viewBox="0 0 19869 8187">
          <text:p/>
        </draw:connector>
        <draw:frame draw:style-name="gr41" draw:text-style-name="P20" draw:layer="layout" svg:width="3.388cm" svg:height="1.602cm" draw:transform="rotate (0.00925024503556995) translate (23.697cm 13.331cm)">
          <draw:text-box>
            <text:p text:style-name="P17"><text:span text:style-name="T4">TaskID,</text:span></text:p>
            <text:p text:style-name="P17"><text:span text:style-name="T4">FileID,</text:span></text:p>
            <text:p text:style-name="P17"><text:span text:style-name="T4">Results or Error,</text:span></text:p>
            <text:p text:style-name="P17"><text:span text:style-name="T4">StateUpdate</text:span></text:p>
          </draw:text-box>
        </draw:frame>
      </draw:page>
      <draw:page draw:name="page3" draw:style-name="dp1" draw:master-page-name="Default">
        <draw:custom-shape draw:style-name="gr44" draw:text-style-name="P1" draw:layer="layout" svg:width="5.934cm" svg:height="11.989cm" svg:x="12.119cm" svg:y="6.233cm">
          <text:p/>
          <draw:enhanced-geometry svg:viewBox="0 0 21600 21600" draw:mirror-horizontal="false" draw:mirror-vertical="false" draw:type="rectangle" draw:enhanced-path="M 0 0 L 21600 0 21600 21600 0 21600 0 0 Z N"/>
        </draw:custom-shape>
        <draw:frame draw:style-name="gr3" draw:text-style-name="P3" draw:layer="layout" svg:width="2.408cm" svg:height="0.645cm" svg:x="15.662cm" svg:y="6.263cm">
          <draw:text-box>
            <text:p text:style-name="P2"><text:span text:style-name="T1">Worker VM.X</text:span></text:p>
          </draw:text-box>
        </draw:frame>
        <draw:custom-shape draw:style-name="gr45" draw:text-style-name="P1" xml:id="id24" draw:id="id24" draw:layer="layout" svg:width="3.66cm" svg:height="5.489cm" svg:x="12.53cm" svg:y="10.117cm">
          <text:p/>
          <draw:enhanced-geometry svg:viewBox="0 0 21600 21600" draw:mirror-horizontal="false" draw:mirror-vertical="false" draw:type="rectangle" draw:enhanced-path="M 0 0 L 21600 0 21600 21600 0 21600 0 0 Z N"/>
        </draw:custom-shape>
        <draw:frame draw:style-name="gr6" draw:text-style-name="P16" draw:layer="layout" svg:width="2.062cm" svg:height="0.479cm" svg:x="12.53cm" svg:y="7.95cm">
          <draw:text-box>
            <text:p text:style-name="P15"><text:span text:style-name="T1">TaskReceiver</text:span></text:p>
          </draw:text-box>
        </draw:frame>
        <draw:custom-shape draw:style-name="gr46" draw:text-style-name="P1" xml:id="id23" draw:id="id23" draw:layer="layout" svg:width="3.66cm" svg:height="0.48cm" svg:x="12.53cm" svg:y="7.949cm">
          <text:p/>
          <draw:enhanced-geometry svg:viewBox="0 0 21600 21600" draw:mirror-horizontal="false" draw:mirror-vertical="false" draw:type="rectangle" draw:enhanced-path="M 0 0 L 21600 0 21600 21600 0 21600 0 0 Z N"/>
        </draw:custom-shape>
        <draw:frame draw:style-name="gr6" draw:text-style-name="P16" draw:layer="layout" svg:width="1.471cm" svg:height="0.533cm" svg:x="12.53cm" svg:y="10.175cm">
          <draw:text-box>
            <text:p text:style-name="P15"><text:span text:style-name="T1">Executor</text:span></text:p>
          </draw:text-box>
        </draw:frame>
        <draw:connector draw:style-name="gr22" draw:text-style-name="P2" draw:layer="layout" svg:x1="14.36cm" svg:y1="8.429cm" svg:x2="14.36cm" svg:y2="10.117cm" draw:start-shape="id23" draw:start-glue-point="2" draw:end-shape="id24" draw:end-glue-point="0" svg:d="M14360 8429v1688" svg:viewBox="0 0 1 1689">
          <text:p/>
        </draw:connector>
        <draw:frame draw:style-name="gr39" draw:text-style-name="P19" draw:layer="layout" svg:width="2.155cm" svg:height="0.956cm" draw:transform="rotate (0.00925024503556995) translate (13.443cm 8.61cm)">
          <draw:text-box>
            <text:p text:style-name="P17"><text:span text:style-name="T4">TaskID,</text:span></text:p>
            <text:p text:style-name="P17"><text:span text:style-name="T4">FileID,</text:span></text:p>
            <text:p text:style-name="P17"><text:span text:style-name="T4">FileContents</text:span></text:p>
          </draw:text-box>
        </draw:frame>
        <draw:frame draw:style-name="gr6" draw:text-style-name="P16" draw:layer="layout" svg:width="2.062cm" svg:height="0.479cm" svg:x="12.53cm" svg:y="17.237cm">
          <draw:text-box>
            <text:p text:style-name="P15"><text:span text:style-name="T1">ResultSender</text:span></text:p>
          </draw:text-box>
        </draw:frame>
        <draw:custom-shape draw:style-name="gr46" draw:text-style-name="P1" xml:id="id25" draw:id="id25" draw:layer="layout" svg:width="3.66cm" svg:height="0.48cm" svg:x="12.53cm" svg:y="17.236cm">
          <text:p/>
          <draw:enhanced-geometry svg:viewBox="0 0 21600 21600" draw:mirror-horizontal="false" draw:mirror-vertical="false" draw:type="rectangle" draw:enhanced-path="M 0 0 L 21600 0 21600 21600 0 21600 0 0 Z N"/>
        </draw:custom-shape>
        <draw:connector draw:style-name="gr22" draw:text-style-name="P2" draw:layer="layout" svg:x1="14.36cm" svg:y1="15.606cm" svg:x2="14.36cm" svg:y2="17.236cm" draw:start-shape="id24" draw:start-glue-point="2" draw:end-shape="id25" draw:end-glue-point="0" svg:d="M14360 15606v1630" svg:viewBox="0 0 1 1631">
          <text:p/>
        </draw:connector>
        <draw:frame draw:style-name="gr39" draw:text-style-name="P19" draw:layer="layout" svg:width="2.693cm" svg:height="1.009cm" draw:transform="rotate (0.00959931088596881) translate (13.326cm 15.79cm)">
          <draw:text-box>
            <text:p text:style-name="P17"><text:span text:style-name="T4">TaskID,</text:span></text:p>
            <text:p text:style-name="P17"><text:span text:style-name="T4">FileID,</text:span></text:p>
            <text:p text:style-name="P17"><text:span text:style-name="T4">Results or Error</text:span></text:p>
          </draw:text-box>
        </draw:frame>
        <draw:custom-shape draw:style-name="gr47" draw:text-style-name="P1" xml:id="id26" draw:id="id26" draw:layer="layout" svg:width="1.897cm" svg:height="1.505cm" svg:x="6.7cm" svg:y="7.41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281cm" svg:height="0.445cm" svg:x="6.98cm" svg:y="7.973cm">
          <draw:text-box>
            <text:p text:style-name="P6"><text:span text:style-name="T2">FileStore</text:span></text:p>
          </draw:text-box>
        </draw:frame>
        <draw:connector draw:style-name="gr22" draw:text-style-name="P2" draw:layer="layout" svg:x1="8.597cm" svg:y1="8.168cm" svg:x2="12.53cm" svg:y2="8.189cm" draw:start-shape="id26" draw:start-glue-point="8" draw:end-shape="id23" draw:end-glue-point="3" svg:d="M8597 8168h1967v21h1966" svg:viewBox="0 0 3934 22">
          <text:p/>
        </draw:connector>
        <draw:frame draw:style-name="gr39" draw:text-style-name="P19" draw:layer="layout" svg:width="2.276cm" svg:height="0.525cm" draw:transform="rotate (0.00959931088596882) translate (9.272cm 7.914cm)">
          <draw:text-box>
            <text:p text:style-name="P17"><text:span text:style-name="T4">FileContents</text:span></text:p>
          </draw:text-box>
        </draw:frame>
        <draw:custom-shape draw:style-name="gr48" draw:text-style-name="P1" draw:layer="layout" svg:width="4.137cm" svg:height="10.807cm" svg:x="12.312cm" svg:y="7.078cm">
          <text:p/>
          <draw:enhanced-geometry svg:viewBox="0 0 21600 21600" draw:mirror-horizontal="false" draw:mirror-vertical="false" draw:type="rectangle" draw:enhanced-path="M 0 0 L 21600 0 21600 21600 0 21600 0 0 Z N"/>
        </draw:custom-shape>
        <draw:frame draw:style-name="gr6" draw:text-style-name="P16" draw:layer="layout" svg:width="2.533cm" svg:height="0.585cm" svg:x="12.228cm" svg:y="7.078cm">
          <draw:text-box>
            <text:p text:style-name="P15"><text:span text:style-name="T1">DataPipeline X.Y</text:span></text:p>
          </draw:text-box>
        </draw:frame>
        <draw:custom-shape draw:style-name="gr49" draw:text-style-name="P1" xml:id="id27" draw:id="id27" draw:layer="layout" svg:width="0.759cm" svg:height="0.675cm" svg:x="13.978cm" svg:y="10.877cm">
          <text:p/>
          <draw:enhanced-geometry svg:viewBox="0 0 21600 21600" draw:mirror-horizontal="false" draw:mirror-vertical="false" draw:type="rectangle" draw:enhanced-path="M 0 0 L 21600 0 21600 21600 0 21600 0 0 Z N"/>
        </draw:custom-shape>
        <draw:frame draw:style-name="gr6" draw:text-style-name="P16" xml:id="id29" draw:id="id29" draw:layer="layout" svg:width="0.844cm" svg:height="0.532cm" svg:x="13.978cm" svg:y="10.962cm">
          <draw:text-box>
            <text:p text:style-name="P15"><text:span text:style-name="T1">D1</text:span></text:p>
          </draw:text-box>
        </draw:frame>
        <draw:custom-shape draw:style-name="gr50" draw:text-style-name="P1" xml:id="id28" draw:id="id28" draw:layer="layout" svg:width="0.759cm" svg:height="0.676cm" svg:x="13.978cm" svg:y="13.578cm">
          <text:p/>
          <draw:enhanced-geometry svg:viewBox="0 0 21600 21600" draw:mirror-horizontal="false" draw:mirror-vertical="false" draw:type="rectangle" draw:enhanced-path="M 0 0 L 21600 0 21600 21600 0 21600 0 0 Z N"/>
        </draw:custom-shape>
        <draw:frame draw:style-name="gr6" draw:text-style-name="P16" draw:layer="layout" svg:width="0.844cm" svg:height="0.533cm" svg:x="13.978cm" svg:y="13.663cm">
          <draw:text-box>
            <text:p text:style-name="P15"><text:span text:style-name="T1">D5</text:span></text:p>
          </draw:text-box>
        </draw:frame>
        <draw:connector draw:style-name="gr51" draw:text-style-name="P1" draw:layer="layout" draw:type="curve" draw:line-skew="-0.239cm" svg:x1="14.357cm" svg:y1="11.552cm" svg:x2="14.737cm" svg:y2="11.214cm" draw:start-shape="id27" draw:start-glue-point="2" draw:end-shape="id27" draw:end-glue-point="1" svg:d="M14357 11552c0 391 440 326 723 144s407-482-343-482" svg:viewBox="0 0 944 627">
          <text:p/>
        </draw:connector>
        <draw:connector draw:style-name="gr52" draw:text-style-name="P2" draw:layer="layout" svg:x1="14.357cm" svg:y1="11.552cm" svg:x2="14.357cm" svg:y2="13.578cm" draw:start-shape="id27" draw:start-glue-point="2" draw:end-shape="id28" draw:end-glue-point="0" svg:d="M14357 11552v2026" svg:viewBox="0 0 1 2027">
          <text:p/>
        </draw:connector>
        <draw:frame draw:style-name="gr53" draw:text-style-name="P19" draw:layer="layout" svg:width="0.485cm" svg:height="0.182cm" draw:transform="rotate (0.0102974425867665) translate (15.098cm 14.09cm)">
          <draw:text-box>
            <text:p text:style-name="P17"><text:span text:style-name="T4">retry</text:span></text:p>
          </draw:text-box>
        </draw:frame>
        <draw:frame draw:style-name="gr53" draw:text-style-name="P19" draw:layer="layout" svg:width="0.163cm" svg:height="1.196cm" draw:transform="rotate (0.0122173047639603) translate (14.231cm 11.878cm)">
          <draw:text-box>
            <text:p text:style-name="P17"><text:span text:style-name="T4">.</text:span></text:p>
            <text:p text:style-name="P17"><text:span text:style-name="T4">.</text:span></text:p>
            <text:p text:style-name="P17"><text:span text:style-name="T4">.</text:span></text:p>
            <text:p text:style-name="P17"><text:span text:style-name="T4">.</text:span></text:p>
          </draw:text-box>
        </draw:frame>
        <draw:connector draw:style-name="gr51" draw:text-style-name="P1" draw:layer="layout" draw:type="curve" draw:line-skew="-0.242cm" svg:x1="14.357cm" svg:y1="14.254cm" svg:x2="14.737cm" svg:y2="13.916cm" draw:start-shape="id28" draw:start-glue-point="2" draw:end-shape="id28" draw:end-glue-point="1" svg:d="M14357 14254c0 388 440 323 723 142s407-480-343-480" svg:viewBox="0 0 944 624">
          <text:p/>
        </draw:connector>
        <draw:frame draw:style-name="gr53" draw:text-style-name="P19" draw:layer="layout" svg:width="0.485cm" svg:height="0.181cm" draw:transform="rotate (0.0102974425867665) translate (15.048cm 11.187cm)">
          <draw:text-box>
            <text:p text:style-name="P17"><text:span text:style-name="T4">retry</text:span></text:p>
          </draw:text-box>
        </draw:frame>
        <draw:connector draw:style-name="gr52" draw:text-style-name="P2" draw:layer="layout" draw:line-skew="-0.278cm 1.674cm" svg:x1="13.978cm" svg:y1="11.228cm" svg:x2="14.36cm" svg:y2="15.559cm" draw:start-shape="id29" draw:start-glue-point="3" draw:end-shape="id30" draw:end-glue-point="0" svg:d="M13978 11228h-778v3972h1160v359" svg:viewBox="0 0 1161 4332">
          <text:p/>
        </draw:connector>
        <draw:custom-shape draw:style-name="gr54" draw:text-style-name="P1" xml:id="id30" draw:id="id30" draw:layer="layout" svg:width="0.761cm" svg:height="0.047cm" svg:x="13.98cm" svg:y="15.559cm">
          <text:p/>
          <draw:enhanced-geometry svg:viewBox="0 0 21600 21600" draw:mirror-horizontal="false" draw:mirror-vertical="false" draw:type="rectangle" draw:enhanced-path="M 0 0 L 21600 0 21600 21600 0 21600 0 0 Z N"/>
        </draw:custom-shape>
        <draw:connector draw:style-name="gr52" draw:text-style-name="P2" draw:layer="layout" svg:x1="14.357cm" svg:y1="14.254cm" svg:x2="14.36cm" svg:y2="15.559cm" draw:start-shape="id28" draw:start-glue-point="2" draw:end-shape="id30" draw:end-glue-point="0" svg:d="M14357 14254v653h3v652" svg:viewBox="0 0 4 1306">
          <text:p/>
        </draw:connector>
        <draw:frame draw:style-name="gr55" draw:text-style-name="P19" draw:layer="layout" svg:width="0.731cm" svg:height="0.365cm" draw:transform="rotate (0.0118682389135614) translate (12.783cm 15.042cm)">
          <draw:text-box>
            <text:p text:style-name="P17"><text:span text:style-name="T4">Retry</text:span></text:p>
            <text:p text:style-name="P17"><text:span text:style-name="T4">error</text:span></text:p>
          </draw:text-box>
        </draw:frame>
        <draw:frame draw:style-name="gr55" draw:text-style-name="P19" draw:layer="layout" svg:width="0.997cm" svg:height="0.255cm" draw:transform="rotate (0.0102974425867665) translate (13.901cm 14.681cm)">
          <draw:text-box>
            <text:p text:style-name="P17"><text:span text:style-name="T4">Results</text:span></text:p>
          </draw:text-box>
        </draw:frame>
        <draw:custom-shape draw:style-name="gr54" draw:text-style-name="P1" xml:id="id31" draw:id="id31" draw:layer="layout" svg:width="0.761cm" svg:height="0.045cm" svg:x="13.98cm" svg:y="10.115cm">
          <text:p/>
          <draw:enhanced-geometry svg:viewBox="0 0 21600 21600" draw:mirror-horizontal="false" draw:mirror-vertical="false" draw:type="rectangle" draw:enhanced-path="M 0 0 L 21600 0 21600 21600 0 21600 0 0 Z N"/>
        </draw:custom-shape>
        <draw:connector draw:style-name="gr52" draw:text-style-name="P2" draw:layer="layout" svg:x1="14.36cm" svg:y1="10.16cm" svg:x2="14.357cm" svg:y2="10.877cm" draw:start-shape="id31" draw:start-glue-point="2" draw:end-shape="id27" draw:end-glue-point="0" svg:d="M14360 10160v357h-3v360" svg:viewBox="0 0 4 718">
          <text:p/>
        </draw:connector>
        <draw:custom-shape draw:style-name="gr56" draw:text-style-name="P1" draw:layer="layout" svg:width="8.021cm" svg:height="1.689cm" svg:x="13.579cm" svg:y="2.349cm">
          <text:p/>
          <draw:enhanced-geometry svg:viewBox="0 0 21600 21600" draw:mirror-horizontal="false" draw:mirror-vertical="false" draw:type="rectangle" draw:enhanced-path="M 0 0 L 21600 0 21600 21600 0 21600 0 0 Z N"/>
        </draw:custom-shape>
        <draw:frame draw:style-name="gr3" draw:text-style-name="P3" draw:layer="layout" svg:width="1.934cm" svg:height="0.518cm" svg:x="16.562cm" svg:y="2.349cm">
          <draw:text-box>
            <text:p text:style-name="P2"><text:span text:style-name="T1">Parent VM</text:span></text:p>
          </draw:text-box>
        </draw:frame>
        <draw:custom-shape draw:style-name="gr57" draw:text-style-name="P1" xml:id="id32" draw:id="id32" draw:layer="layout" svg:width="3.66cm" svg:height="0.621cm" svg:x="13.8cm" svg:y="3.164cm">
          <text:p/>
          <draw:enhanced-geometry svg:viewBox="0 0 21600 21600" draw:mirror-horizontal="false" draw:mirror-vertical="false" draw:type="rectangle" draw:enhanced-path="M 0 0 L 21600 0 21600 21600 0 21600 0 0 Z N"/>
        </draw:custom-shape>
        <draw:custom-shape draw:style-name="gr58" draw:text-style-name="P1" xml:id="id33" draw:id="id33" draw:layer="layout" svg:width="3.605cm" svg:height="0.615cm" svg:x="17.798cm" svg:y="3.17cm">
          <text:p/>
          <draw:enhanced-geometry svg:viewBox="0 0 21600 21600" draw:mirror-horizontal="false" draw:mirror-vertical="false" draw:type="rectangle" draw:enhanced-path="M 0 0 L 21600 0 21600 21600 0 21600 0 0 Z N"/>
        </draw:custom-shape>
        <draw:frame draw:style-name="gr6" draw:text-style-name="P16" draw:layer="layout" svg:width="2.195cm" svg:height="0.553cm" svg:x="13.8cm" svg:y="3.137cm">
          <draw:text-box>
            <text:p text:style-name="P15"><text:span text:style-name="T1">Input Coordinator</text:span></text:p>
          </draw:text-box>
        </draw:frame>
        <draw:frame draw:style-name="gr6" draw:text-style-name="P16" draw:layer="layout" svg:width="2.274cm" svg:height="0.551cm" svg:x="17.81cm" svg:y="3.139cm">
          <draw:text-box>
            <text:p text:style-name="P15"><text:span text:style-name="T1">Output Coordinator</text:span></text:p>
          </draw:text-box>
        </draw:frame>
        <draw:connector draw:style-name="gr22" draw:text-style-name="P2" draw:layer="layout" svg:x1="15.63cm" svg:y1="3.785cm" svg:x2="14.36cm" svg:y2="7.949cm" draw:start-shape="id32" draw:start-glue-point="2" draw:end-shape="id23" draw:end-glue-point="0" svg:d="M15630 3785v2082h-1270v2082" svg:viewBox="0 0 1271 4165">
          <text:p/>
        </draw:connector>
        <draw:frame draw:style-name="gr39" draw:text-style-name="P19" draw:layer="layout" svg:width="1.681cm" svg:height="0.832cm" draw:transform="rotate (0.00959931088596881) translate (14.948cm 4.509cm)">
          <draw:text-box>
            <text:p text:style-name="P17"><text:span text:style-name="T4">TaskID,</text:span></text:p>
            <text:p text:style-name="P17"><text:span text:style-name="T4">FileID</text:span></text:p>
          </draw:text-box>
        </draw:frame>
        <draw:connector draw:style-name="gr22" draw:text-style-name="P2" draw:layer="layout" draw:line-skew="0.783cm" svg:x1="14.36cm" svg:y1="17.716cm" svg:x2="19.6cm" svg:y2="3.785cm" draw:start-shape="id25" draw:start-glue-point="2" draw:end-shape="id33" draw:end-glue-point="2" svg:d="M14360 17716v1284h5240v-15215" svg:viewBox="0 0 5241 15216">
          <text:p/>
        </draw:connector>
        <draw:frame draw:style-name="gr39" draw:text-style-name="P19" draw:layer="layout" svg:width="2.693cm" svg:height="1.01cm" draw:transform="rotate (0.00959931088596881) translate (18.813cm 11.071cm)">
          <draw:text-box>
            <text:p text:style-name="P17"><text:span text:style-name="T4">TaskID,</text:span></text:p>
            <text:p text:style-name="P17"><text:span text:style-name="T4">FileID,</text:span></text:p>
            <text:p text:style-name="P17"><text:span text:style-name="T4">Results or Err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11:46:18.631000000</meta:creation-date>
    <dc:date>2020-10-31T22:18:34.396000000</dc:date>
    <meta:editing-duration>PT10H50M3S</meta:editing-duration>
    <meta:editing-cycles>39</meta:editing-cycles>
    <meta:generator>LibreOffice/5.4.3.2$Windows_X86_64 LibreOffice_project/92a7159f7e4af62137622921e809f8546db437e5</meta:generator>
    <meta:document-statistic meta:object-count="145"/>
  </office:meta>
</office:document-meta>
</file>